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158d9e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158d9e" style:font-size-asian="12pt" style:font-size-complex="12pt"/>
    </style:style>
    <style:style style:name="T1" style:family="text">
      <style:text-properties officeooo:rsid="00173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ЗЫВ</text:p>
      <text:p text:style-name="P1">руководителя на специалистскую работу</text:p>
      <text:p text:style-name="P2"/>
      <text:p text:style-name="P2">Студентки гр.722</text:p>
      <text:p text:style-name="P2">Мейта Марины Валерьевны</text:p>
      <text:p text:style-name="P2">Томского государственного университета систем управления и радиоэлектроники (ТУСУР)</text:p>
      <text:p text:style-name="P2">Наименование темы специалистской работы: Определение авторства исходного кода.</text:p>
      <text:p text:style-name="P2">___________________________________________________________________</text:p>
      <text:p text:style-name="P2">___________________________________________________________________</text:p>
      <text:p text:style-name="P2">___________________________________________________________________</text:p>
      <text:p text:style-name="P2">___________________________________________________________________</text:p>
      <text:p text:style-name="P2">___________________________________________________________________</text:p>
      <text:p text:style-name="P2">___________________________________________________________________</text:p>
      <text:p text:style-name="P2">___________________________________________________________________</text:p>
      <text:p text:style-name="P2">___________________________________________________________________</text:p>
      <text:p text:style-name="P2">Выпускная квалификационная работа заслуживает оценку ________, а студентка Мейта М.В. присвоения квалификации <text:span text:style-name="T1">специалиста по защите информации. </text:span></text:p>
      <text:p text:style-name="P2"/>
      <text:p text:style-name="P2">Романов Александр Сергеевич, кандидат технических наук, доцент кафедры БИС</text:p>
      <text:p text:style-name="P2">«___»___________2017 г.<text:tab/><text:tab/><text:tab/><text:tab/><text:tab/>Подпись _________________________</text:p>
      <text:p text:style-name="P2"/>
      <text:p text:style-name="P2"/>
      <text:p text:style-name="P2">Давая заключение о качестве проекта (работы), необходимо осветить следу-</text:p>
      <text:p text:style-name="P2">ющие вопросы: соответствие выполненного проекта заданию, использование</text:p>
      <text:p text:style-name="P2">отечественной и зарубежной литературы, технических решений, правиль-</text:p>
      <text:p text:style-name="P2">ность и полноту расчетов, уровень теоретической подготовки студента и сте-</text:p>
      <text:p text:style-name="P2">пень использования теоретических знаний в проекте, правильность и обосно-</text:p>
      <text:p text:style-name="P2">ванность технологических и конструктивных реш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03:05:46.451542714</dc:date>
    <meta:editing-duration>PT12M2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3" meta:word-count="110" meta:character-count="1464" meta:non-whitespace-character-count="1372"/>
  </office:meta>
</office:document-meta>
</file>